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ospace" svg:font-family="monospace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-Bold" svg:font-family="Cambria-Bold" style:font-family-generic="roman" style:font-pitch="variable"/>
    <style:font-face style:name="Cambria-Italic" svg:font-family="Cambria-Italic" style:font-family-generic="roman" style:font-pitch="variable"/>
    <style:font-face style:name="CourierNewPS-BoldMT" svg:font-family="CourierNewPS-BoldMT" style:font-family-generic="roman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2507in" fo:margin-left="-0.0035in" fo:margin-top="0in" fo:margin-bottom="0in" table:align="left"/>
    </style:style>
    <style:style style:name="Table1.A" style:family="table-column">
      <style:table-column-properties style:column-width="2.0833in"/>
    </style:style>
    <style:style style:name="Table1.C" style:family="table-column">
      <style:table-column-properties style:column-width="2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47in" fo:border="0.5pt solid #000000"/>
    </style:style>
    <style:style style:name="Table2" style:family="table">
      <style:table-properties style:width="10.4174in" fo:margin-left="-0.0035in" fo:margin-top="0in" fo:margin-bottom="0in" table:align="left"/>
    </style:style>
    <style:style style:name="Table2.A" style:family="table-column">
      <style:table-column-properties style:column-width="2.0833in"/>
    </style:style>
    <style:style style:name="Table2.E" style:family="table-column">
      <style:table-column-properties style:column-width="2.08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47in" fo:border="0.5pt solid #000000"/>
    </style:style>
    <style:style style:name="P1" style:family="paragraph" style:parent-style-name="Standard">
      <style:text-properties fo:color="#000000" style:font-name="Cambria" fo:font-size="11pt" fo:font-style="normal" fo:font-weight="normal" style:font-size-asian="11pt" style:font-style-asian="normal" style:font-weight-asian="normal"/>
    </style:style>
    <style:style style:name="P2" style:family="paragraph" style:parent-style-name="Standard">
      <style:text-properties fo:color="#000000" style:font-name="Cambria" fo:font-size="11pt" fo:font-style="normal" fo:font-weight="normal" officeooo:rsid="00281b58" officeooo:paragraph-rsid="00281b58" style:font-size-asian="11pt" style:font-style-asian="normal" style:font-weight-asian="normal"/>
    </style:style>
    <style:style style:name="P3" style:family="paragraph" style:parent-style-name="Standard">
      <style:text-properties fo:color="#000000" style:font-name="Cambria-Bold" fo:font-size="11pt" fo:font-style="normal" fo:font-weight="bold" style:font-size-asian="11pt" style:font-style-asian="normal" style:font-weight-asian="bold"/>
    </style:style>
    <style:style style:name="P4" style:family="paragraph" style:parent-style-name="Standard">
      <style:text-properties fo:color="#000000" style:font-name="Cambria-Bold" fo:font-size="11pt" fo:font-style="normal" fo:font-weight="normal" style:font-size-asian="11pt" style:font-style-asian="normal" style:font-weight-asian="normal" style:font-weight-complex="normal"/>
    </style:style>
    <style:style style:name="P5" style:family="paragraph" style:parent-style-name="Standard">
      <style:text-properties fo:color="#000000" style:font-name="TimesNewRomanPSMT" fo:font-size="12pt" fo:font-style="normal" fo:font-weight="normal" style:font-size-asian="12pt" style:font-style-asian="normal" style:font-weight-asian="normal"/>
    </style:style>
    <style:style style:name="P6" style:family="paragraph" style:parent-style-name="Standard">
      <style:paragraph-properties fo:text-align="justify" style:justify-single-word="false" fo:orphans="0" fo:widows="0">
        <style:tab-stops/>
      </style:paragraph-properties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8" style:family="paragraph" style:parent-style-name="Standard">
      <style:paragraph-properties fo:text-align="justify" style:justify-single-word="false" fo:orphans="0" fo:widows="0">
        <style:tab-stops/>
      </style:paragraph-properties>
      <style:text-properties fo:color="#000000" style:font-name="CourierNewPS-BoldMT" fo:font-size="11pt" fo:font-style="normal" fo:font-weight="bold" style:letter-kerning="true" style:font-size-asian="11pt" style:font-style-asian="normal" style:font-weight-asian="bold"/>
    </style:style>
    <style:style style:name="P9" style:family="paragraph" style:parent-style-name="Standard">
      <style:paragraph-properties fo:text-align="justify" style:justify-single-word="false" fo:orphans="0" fo:widows="0">
        <style:tab-stops/>
      </style:paragraph-properties>
      <style:text-properties fo:color="#000000" style:font-name="CourierNewPSMT" fo:font-size="11pt" fo:font-style="normal" fo:font-weight="normal" style:letter-kerning="true" style:font-size-asian="11pt" style:font-style-asian="normal" style:font-weight-asian="normal"/>
    </style:style>
    <style:style style:name="P10" style:family="paragraph" style:parent-style-name="Standard">
      <style:text-properties fo:color="#000000" style:font-name="Cambria" fo:font-size="11pt" fo:font-style="normal" fo:font-weight="normal" style:letter-kerning="true" style:font-size-asian="11pt" style:font-style-asian="normal" style:font-weight-asian="normal"/>
    </style:style>
    <style:style style:name="P11" style:family="paragraph" style:parent-style-name="Standard">
      <style:paragraph-properties fo:text-align="justify" style:justify-single-word="false" fo:orphans="0" fo:widows="0">
        <style:tab-stops/>
      </style:paragraph-properties>
      <style:text-properties fo:color="#000000" style:font-name="Cambria" fo:font-size="11pt" fo:font-style="normal" fo:font-weight="normal" style:letter-kerning="true" style:font-size-asian="11pt" style:font-style-asian="normal" style:font-weight-asian="normal"/>
    </style:style>
    <style:style style:name="P12" style:family="paragraph" style:parent-style-name="Standard">
      <style:text-properties fo:color="#000000" style:font-name="Cambria" fo:font-size="11pt" fo:font-style="normal" fo:font-weight="normal" officeooo:rsid="00281b58" officeooo:paragraph-rsid="00281b58" style:letter-kerning="true" style:font-size-asian="11pt" style:font-style-asian="normal" style:font-weight-asian="normal"/>
    </style:style>
    <style:style style:name="T1" style:family="text">
      <style:text-properties style:font-name="TimesNewRomanPSMT"/>
    </style:style>
    <style:style style:name="T2" style:family="text">
      <style:text-properties style:font-name="TimesNewRomanPSMT" fo:font-size="12pt" style:font-size-asian="12pt"/>
    </style:style>
    <style:style style:name="T3" style:family="text">
      <style:text-properties fo:color="#000000" style:font-name="TimesNewRomanPSMT" fo:font-size="12pt" fo:font-style="normal" fo:font-weight="normal" style:font-size-asian="12pt" style:font-style-asian="normal" style:font-weight-asian="normal"/>
    </style:style>
    <style:style style:name="T4" style:family="text">
      <style:text-properties fo:color="#000000" style:font-name="TimesNewRomanPSMT" fo:font-size="12pt" fo:font-style="normal" fo:font-weight="normal" style:letter-kerning="true" style:font-size-asian="12pt" style:font-style-asian="normal" style:font-weight-asian="normal"/>
    </style:style>
    <style:style style:name="T5" style:family="text">
      <style:text-properties fo:color="#000000" style:font-name="TimesNewRomanPSMT" fo:font-size="11pt" fo:font-style="normal" fo:font-weight="normal" style:font-size-asian="11pt" style:font-style-asian="normal" style:font-weight-asian="normal"/>
    </style:style>
    <style:style style:name="T6" style:family="text">
      <style:text-properties fo:color="#000000" style:font-name="Cambria" fo:font-size="11pt" fo:font-style="normal" fo:font-weight="normal" style:font-size-asian="11pt" style:font-style-asian="normal" style:font-weight-asian="normal"/>
    </style:style>
    <style:style style:name="T7" style:family="text">
      <style:text-properties fo:color="#000000" style:font-name="Cambria" fo:font-size="11pt" fo:font-style="normal" fo:font-weight="normal" officeooo:rsid="00281b58" style:font-size-asian="11pt" style:font-style-asian="normal" style:font-weight-asian="normal"/>
    </style:style>
    <style:style style:name="T8" style:family="text">
      <style:text-properties fo:color="#000000" style:font-name="Cambria" fo:font-size="11pt" fo:font-style="normal" fo:font-weight="normal" style:letter-kerning="true" style:font-size-asian="11pt" style:font-style-asian="normal" style:font-weight-asian="normal"/>
    </style:style>
    <style:style style:name="T9" style:family="text">
      <style:text-properties fo:color="#000000" style:font-name="Cambria-Italic" fo:font-size="11pt" fo:font-style="italic" fo:font-weight="normal" style:font-size-asian="11pt" style:font-style-asian="italic" style:font-weight-asian="normal"/>
    </style:style>
    <style:style style:name="T10" style:family="text">
      <style:text-properties fo:color="#000000" style:font-name="Cambria-Bold" fo:font-size="11pt" fo:font-style="normal" fo:font-weight="bold" style:font-size-asian="11pt" style:font-style-asian="normal" style:font-weight-asian="bold"/>
    </style:style>
    <style:style style:name="T11" style:family="text">
      <style:text-properties fo:color="#000000" style:font-name="CourierNewPS-BoldMT" fo:font-size="11pt" fo:font-style="normal" fo:font-weight="bold" style:letter-kerning="true" style:font-size-asian="11pt" style:font-style-asian="normal" style:font-weight-asian="bold"/>
    </style:style>
    <style:style style:name="T12" style:family="text">
      <style:text-properties fo:color="#000000" style:font-name="CourierNewPSMT" fo:font-size="11pt" fo:font-style="normal" fo:font-weight="normal" style:letter-kerning="true" style:font-size-asian="11pt" style:font-style-asian="normal" style:font-weight-asian="normal"/>
    </style:style>
    <style:style style:name="T13" style:family="text">
      <style:text-properties fo:color="#000000" style:font-name="Calibri" fo:font-size="11pt" fo:font-style="normal" fo:font-weight="normal" style:letter-kerning="true" style:font-size-asian="11pt" style:font-style-asian="normal" style:font-weight-asian="normal"/>
    </style:style>
    <style:style style:name="T14" style:family="text">
      <style:text-properties fo:font-variant="normal" fo:text-transform="none" fo:color="#770088" style:font-name="monospace" fo:font-size="7.5pt" fo:letter-spacing="normal"/>
    </style:style>
    <style:style style:name="T15" style:family="text">
      <style:text-properties fo:font-variant="normal" fo:text-transform="none" fo:color="#770088" style:font-name="monospace" fo:font-size="7.5pt" fo:letter-spacing="normal" fo:font-style="normal" fo:font-weight="normal" style:letter-kerning="true" style:font-size-asian="11pt" style:font-style-asian="normal" style:font-weight-asian="normal"/>
    </style:style>
    <style:style style:name="T16" style:family="text">
      <style:text-properties fo:font-variant="normal" fo:text-transform="none" fo:color="#444444" style:font-name="Cambria" fo:font-size="11pt" fo:letter-spacing="normal" fo:font-style="normal" fo:font-weight="normal" style:letter-kerning="true" style:font-size-asian="11pt" style:font-style-asian="normal" style:font-weight-asian="normal"/>
    </style:style>
    <style:style style:name="T17" style:family="text">
      <style:text-properties fo:font-variant="normal" fo:text-transform="none" fo:color="#444444" style:font-name="monospace" fo:font-size="7.5pt" fo:letter-spacing="normal"/>
    </style:style>
    <style:style style:name="T18" style:family="text">
      <style:text-properties fo:font-variant="normal" fo:text-transform="none" fo:color="#444444" style:font-name="monospace" fo:font-size="7.5pt" fo:letter-spacing="normal" fo:font-style="normal" fo:font-weight="normal" style:letter-kerning="true" style:font-size-asian="11pt" style:font-style-asian="normal" style:font-weight-asian="normal"/>
    </style:style>
    <style:style style:name="T19" style:family="text">
      <style:text-properties fo:font-variant="normal" fo:text-transform="none" fo:color="#444444" fo:letter-spacing="normal"/>
    </style:style>
    <style:style style:name="T20" style:family="text">
      <style:text-properties fo:font-variant="normal" fo:text-transform="none" fo:color="#235a81" style:text-line-through-style="none" style:text-line-through-type="none" style:font-name="monospace" fo:font-size="7.5pt" fo:letter-spacing="normal" style:text-underline-style="none" style:text-blinking="false" fo:background-color="transparent" loext:char-shading-value="0" loext:padding-left="0in" loext:padding-right="0in" loext:padding-top="0in" loext:padding-bottom="0.0193in" loext:border-left="none" loext:border-right="none" loext:border-top="none" loext:border-bottom="0.06pt dotted #000000"/>
    </style:style>
    <style:style style:name="T21" style:family="text">
      <style:text-properties fo:font-variant="normal" fo:text-transform="none" fo:color="#999977" style:font-name="monospace" fo:font-size="7.5pt" fo:letter-spacing="normal"/>
    </style:style>
    <style:style style:name="T22" style:family="text">
      <style:text-properties fo:font-variant="normal" fo:text-transform="none" fo:color="#116644" style:font-name="monospace" fo:font-size="7.5pt" fo:letter-spacing="normal"/>
    </style:style>
    <style:style style:name="T23" style:family="text">
      <style:text-properties fo:font-variant="normal" fo:text-transform="none" fo:color="#3300aa" style:font-name="monospace" fo:font-size="7.5pt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1"><text:s/></text:span><text:span text:style-name="T3">1. </text:span><text:span text:style-name="T6">Write a query to display the name, department number, and department name for all</text:span></text:p>
      <text:p text:style-name="P1">employees.</text:p>
      <text:p text:style-name="Standard"/>
      <text:p text:style-name="Standard">SELECT employees.FIRST_NAME, departments.DEPARTMENT_NAME, departments.DEPARTMENT_ID FROM `employees` NATURAL JOIN departments </text:p>
      <text:p text:style-name="Standard"/>
      <text:p text:style-name="Standard"><text:span text:style-name="T3">2. </text:span><text:span text:style-name="T6">Create a unique listing of all jobs that are in department 30.</text:span></text:p>
      <text:p text:style-name="P1"/>
      <text:p text:style-name="P1">SELECT employees.JOB_ID, employees.DEPARTMENT_ID, jobs.JOB_TITLE FROM employees NATURAL JOIN jobs WHERE employees.DEPARTMENT_ID = 30</text:p>
      <text:p text:style-name="P1"/>
      <text:p text:style-name="Standard"><text:span text:style-name="T5"><text:s/></text:span><text:span text:style-name="T3">3. </text:span><text:span text:style-name="T6">Write a query to display the employee name, department name, location ID, and city of all</text:span></text:p>
      <text:p text:style-name="P1">employees who earn a commission.</text:p>
      <text:p text:style-name="P1"/>
      <text:p text:style-name="Standard"><text:span text:style-name="T7">SELECT </text:span><text:span text:style-name="T6">first_name , d.department_name, location_id, city from employees e join departments d using(department_id) join locations l using(location_id) where commission_pct is not null;</text:span></text:p>
      <text:p text:style-name="P1"/>
      <text:p text:style-name="Standard"><text:span text:style-name="T5"><text:s/></text:span><text:span text:style-name="T3">4. </text:span><text:span text:style-name="T6">Display the employee name and department name for all employees who have an </text:span><text:span text:style-name="T9">A </text:span><text:span text:style-name="T6">in their last</text:span></text:p>
      <text:p text:style-name="P1">names.</text:p>
      <text:p text:style-name="P1"/>
      <text:p text:style-name="P1"/>
      <text:p text:style-name="P1">SELECT concat(employees.FIRST_NAME," <text:s/>", employees.LAST_NAME), departments.DEPARTMENT_NAME FROM `employees` NATURAL JOIN departments WHERE employees.LAST_NAME LIKE '%a'</text:p>
      <text:p text:style-name="P1"/>
      <text:p text:style-name="P1"/>
      <text:p text:style-name="Standard"><text:span text:style-name="T3">5. </text:span><text:span text:style-name="T6">Write a query to display the name, department number, and department name for all</text:span></text:p>
      <text:p text:style-name="P1">employees who work in Seattle.</text:p>
      <text:p text:style-name="P1"/>
      <text:p text:style-name="P1">SELECT e.FIRST_NAME, d.DEPARTMENT_ID, d.DEPARTMENT_NAME FROM employees e JOIN departments d USING (DEPARTMENT_ID) JOIN locations WHERE CITY = 'Seattle'<text:tab/></text:p>
      <text:p text:style-name="P1"/>
      <text:p text:style-name="Standard"><text:span text:style-name="T3">6. </text:span><text:span text:style-name="T6">Display the employee name and employee number along with their manager’s name and</text:span></text:p>
      <text:p text:style-name="Standard"><text:span text:style-name="T6">manager number. Label the columns </text:span><text:span text:style-name="T10">Employee, Emp#, Manager, </text:span><text:span text:style-name="T6">and </text:span><text:span text:style-name="T10">Mgr#, </text:span><text:span text:style-name="T6">respectively.</text:span></text:p>
      <text:p text:style-name="P1"/>
      <text:p text:style-name="P1">SELECT e.FIRST_NAME Employee, e.EMPLOYEE_ID AS 'Emp#' , m.FIRST_NAME Manager, m.EMPLOYEE_ID 'Mag#' FROM employees e JOIN employees m on (e.MANAGER_ID = m.EMPLOYEE_ID)</text:p>
      <text:p text:style-name="P1"/>
      <text:p text:style-name="Standard"><text:span text:style-name="T3">7. </text:span><text:span text:style-name="T6">Modify query # 6 to display all employees including King, who has no manager. Order the</text:span></text:p>
      <text:p text:style-name="P1">results by the employee number.</text:p>
      <text:p text:style-name="P1"/>
      <text:p text:style-name="P1">SELECT e.FIRST_NAME Employee, e.EMPLOYEE_ID AS 'Emp#' , m.FIRST_NAME Manager, m.EMPLOYEE_ID 'Mag#' FROM employees e LEFT OUTER JOIN employees m on (e.MANAGER_ID = m.EMPLOYEE_ID)</text:p>
      <text:p text:style-name="P1"/>
      <text:p text:style-name="Standard"><text:span text:style-name="T3">8. </text:span><text:span text:style-name="T6">Create a query that displays employee name, department numbers, and all the employees who</text:span></text:p>
      <text:p text:style-name="Standard"><text:span text:style-name="T6">work in the same department as a given employee. Label the columns </text:span><text:span text:style-name="T10">Department, Employee,</text:span></text:p>
      <text:p text:style-name="P3">Colleague.</text:p>
      <text:p text:style-name="P3"/>
      <text:p text:style-name="P4">SELECT e.FIRST_NAME, e.DEPARTMENT_ID FROM employees e JOIN employees e2 ON (e.DEPARTMENT_ID = e2.DEPARTMENT_ID) </text:p>
      <text:p text:style-name="P4"/>
      <text:p text:style-name="Standard"><text:span text:style-name="T3">9. </text:span><text:span text:style-name="T6">Create a query that displays the name, job title for all employees</text:span></text:p>
      <text:p text:style-name="P1"/>
      <text:p text:style-name="P1"><text:soft-page-break/>SELECT concat( employees.FIRST_NAME, ' <text:s/>' , employees.LAST_NAME), jobs.JOB_TITLE FROM `employees` NATURAL JOIN jobs</text:p>
      <text:p text:style-name="P1"/>
      <text:p text:style-name="P1"/>
      <text:p text:style-name="Standard"><text:span text:style-name="T3">10. </text:span><text:span text:style-name="T6">Create a query to display the name, department_name and hire date of all employees</text:span></text:p>
      <text:p text:style-name="P1"/>
      <text:p text:style-name="P1">SELECT concat(e.FIRST_NAME,' ', e.LAST_NAME), e.HIRE_DATE, d.DEPARTMENT_NAME FROM employees e NATURAL JOIN departments d</text:p>
      <text:p text:style-name="P1"/>
      <text:p text:style-name="P5"/>
      <text:p text:style-name="P5"/>
      <text:p text:style-name="P5"/>
      <text:p text:style-name="Standard"><text:span text:style-name="T3">11. </text:span><text:span text:style-name="T6">Write a query to display the name ( first name and last name ), salary, department id, job id for</text:span></text:p>
      <text:p text:style-name="P1">those employees who works in the same designation as the employee works whose id is 169</text:p>
      <text:p text:style-name="P1"/>
      <text:p text:style-name="P1">SELECT concat(FIRST_NAME, LAST_NAME), JOB_ID, DEPARTMENT_ID, SALARY FROM `employees` WHERE EMPLOYEE_ID = 169</text:p>
      <text:p text:style-name="P1"/>
      <text:p text:style-name="P1"/>
      <text:p text:style-name="P2">Lab 6</text:p>
      <text:p text:style-name="P2"/>
      <text:p text:style-name="P2"><text:span text:style-name="T1"><text:s/></text:span><text:span text:style-name="T2">1. </text:span>Create the TEST_DEPT table based on the following table instance chart.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6"><text:span text:style-name="T6"><text:tab/><text:tab/></text:span><text:span text:style-name="T8">Column Name </text:span></text:p>
          </table:table-cell>
          <table:table-cell table:style-name="Table1.A1" office:value-type="string">
            <text:p text:style-name="P8">ID </text:p>
          </table:table-cell>
          <table:table-cell table:style-name="Table1.A1" office:value-type="string">
            <text:p text:style-name="P8">NAME</text:p>
          </table:table-cell>
        </table:table-row>
        <table:table-row table:style-name="Table1.1">
          <table:table-cell table:style-name="Table1.A1" office:value-type="string">
            <text:p text:style-name="P6"><text:span text:style-name="T11"><text:tab/><text:tab/></text:span><text:span text:style-name="T8">Data type </text:span></text:p>
          </table:table-cell>
          <table:table-cell table:style-name="Table1.A1" office:value-type="string">
            <text:p text:style-name="P9">NUMERIC </text:p>
          </table:table-cell>
          <table:table-cell table:style-name="Table1.A1" office:value-type="string">
            <text:p text:style-name="P9">VARCHAR</text:p>
          </table:table-cell>
        </table:table-row>
        <table:table-row table:style-name="Table1.1">
          <table:table-cell table:style-name="Table1.A1" office:value-type="string">
            <text:p text:style-name="P6"><text:span text:style-name="T12"><text:tab/><text:tab/></text:span><text:span text:style-name="T8">Length </text:span></text:p>
          </table:table-cell>
          <table:table-cell table:style-name="Table1.A1" office:value-type="string">
            <text:p text:style-name="P9">7 </text:p>
          </table:table-cell>
          <table:table-cell table:style-name="Table1.A1" office:value-type="string">
            <text:p text:style-name="P9">25</text:p>
          </table:table-cell>
        </table:table-row>
      </table:table>
      <text:p text:style-name="P10">Confirm that the table is created.</text:p>
      <text:p text:style-name="P10"/>
      <text:p text:style-name="P10">CREATE TABLE test_dept(</text:p>
      <text:p text:style-name="P10"><text:s text:c="4"/>column_name CHARACTER,</text:p>
      <text:p text:style-name="P10"><text:s text:c="4"/>ID numeric,</text:p>
      <text:p text:style-name="P10"><text:s text:c="4"/>Name varchar</text:p>
      <text:p text:style-name="P10"><text:s text:c="4"/>);</text:p>
      <text:p text:style-name="P10"><text:s text:c="4"/></text:p>
      <text:p text:style-name="P7"><text:span text:style-name="T15">DESC</text:span><text:span text:style-name="T16"> </text:span><text:span text:style-name="T18">test_dept</text:span><text:span text:style-name="T8"> </text:span></text:p>
      <text:p text:style-name="P10"/>
      <text:p text:style-name="P10"/>
      <text:p text:style-name="Standard"><text:span text:style-name="T4">2. </text:span><text:span text:style-name="T8">Populate the TEST_DEPT table with data from the DEPT table. Include only columns that you</text:span></text:p>
      <text:p text:style-name="P10">need.</text:p>
      <text:p text:style-name="P10"/>
      <text:p text:style-name="P10">INSERT INTO test_dept (ID, Name) VALUES(4, 'NIgga')</text:p>
      <text:p text:style-name="P10"/>
      <text:p text:style-name="Standard"><text:span text:style-name="T4">3. </text:span><text:span text:style-name="T8">Create the TEST_EMP table based on the following table instance chart.</text:span></text:p>
      <table:table table:name="Table2" table:style-name="Table2">
        <table:table-column table:style-name="Table2.A" table:number-columns-repeated="4"/>
        <table:table-column table:style-name="Table2.E"/>
        <table:table-row table:style-name="Table2.1">
          <table:table-cell table:style-name="Table2.A1" office:value-type="string">
            <text:p text:style-name="P11"><text:tab/><text:tab/>Column Name </text:p>
          </table:table-cell>
          <table:table-cell table:style-name="Table2.A1" office:value-type="string">
            <text:p text:style-name="P8">ID </text:p>
          </table:table-cell>
          <table:table-cell table:style-name="Table2.A1" office:value-type="string">
            <text:p text:style-name="P8">LAST_NAME </text:p>
          </table:table-cell>
          <table:table-cell table:style-name="Table2.A1" office:value-type="string">
            <text:p text:style-name="P8">FIRST_NAME </text:p>
          </table:table-cell>
          <table:table-cell table:style-name="Table2.A1" office:value-type="string">
            <text:p text:style-name="P8">DEPT_ID</text:p>
          </table:table-cell>
        </table:table-row>
        <table:table-row table:style-name="Table2.1">
          <table:table-cell table:style-name="Table2.A1" office:value-type="string">
            <text:p text:style-name="P6"><text:span text:style-name="T11"><text:tab/><text:tab/></text:span><text:span text:style-name="T8">Data type </text:span></text:p>
          </table:table-cell>
          <table:table-cell table:style-name="Table2.A1" office:value-type="string">
            <text:p text:style-name="P9">NUMERIC </text:p>
          </table:table-cell>
          <table:table-cell table:style-name="Table2.A1" office:value-type="string">
            <text:p text:style-name="P9">VARCHAR </text:p>
          </table:table-cell>
          <table:table-cell table:style-name="Table2.A1" office:value-type="string">
            <text:p text:style-name="P9">VARCHAR </text:p>
          </table:table-cell>
          <table:table-cell table:style-name="Table2.A1" office:value-type="string">
            <text:p text:style-name="P9">NUMERIC</text:p>
          </table:table-cell>
        </table:table-row>
        <table:table-row table:style-name="Table2.1">
          <table:table-cell table:style-name="Table2.A1" office:value-type="string">
            <text:p text:style-name="P6"><text:span text:style-name="T12"><text:tab/><text:tab/></text:span><text:span text:style-name="T8">Length </text:span></text:p>
          </table:table-cell>
          <table:table-cell table:style-name="Table2.A1" office:value-type="string">
            <text:p text:style-name="P9">7 </text:p>
          </table:table-cell>
          <table:table-cell table:style-name="Table2.A1" office:value-type="string">
            <text:p text:style-name="P9">25 </text:p>
          </table:table-cell>
          <table:table-cell table:style-name="Table2.A1" office:value-type="string">
            <text:p text:style-name="P9">25 </text:p>
          </table:table-cell>
          <table:table-cell table:style-name="Table2.A1" office:value-type="string">
            <text:p text:style-name="P9">7</text:p>
          </table:table-cell>
        </table:table-row>
      </table:table>
      <text:p text:style-name="P10">Confirm that the table is created.</text:p>
      <text:p text:style-name="P10"><text:a xlink:type="simple" xlink:href="http://localhost/phpmyadmin/url.php?url=https://dev.mysql.com/doc/refman/5.5/en/create-table.html" office:target-frame-name="mysql_doc" xlink:show="replace" text:style-name="Internet_20_link" text:visited-style-name="Visited_20_Internet_20_Link"><text:span text:style-name="T20">CREATE</text:span></text:a><text:span text:style-name="T19"> </text:span><text:a xlink:type="simple" xlink:href="http://localhost/phpmyadmin/url.php?url=https://dev.mysql.com/doc/refman/5.5/en/create-table.html" office:target-frame-name="mysql_doc" xlink:show="replace" text:style-name="Internet_20_link" text:visited-style-name="Visited_20_Internet_20_Link"><text:span text:style-name="T20">TABLE</text:span></text:a><text:span text:style-name="T19"> </text:span><text:span text:style-name="T17">test_emp</text:span><text:span text:style-name="T19"> </text:span><text:span text:style-name="T21">(</text:span><text:span text:style-name="T19"> </text:span><text:span text:style-name="T17">column_name</text:span><text:span text:style-name="T19"> </text:span><text:span text:style-name="T14">CHARACTER</text:span><text:span text:style-name="T21">(</text:span><text:span text:style-name="T22">20</text:span><text:span text:style-name="T21">)</text:span><text:span text:style-name="T17">,</text:span><text:span text:style-name="T19"> </text:span><text:span text:style-name="T17">E_ID</text:span><text:span text:style-name="T19"> </text:span><text:span text:style-name="T23">numeric</text:span><text:span text:style-name="T19"> </text:span><text:span text:style-name="T21">(</text:span><text:span text:style-name="T22">7</text:span><text:span text:style-name="T21">)</text:span><text:span text:style-name="T17">,</text:span><text:span text:style-name="T19"> </text:span><text:span text:style-name="T17">Last_Name</text:span><text:span text:style-name="T19"> </text:span><text:a xlink:type="simple" xlink:href="http://localhost/phpmyadmin/url.php?url=https://dev.mysql.com/doc/refman/5.5/en/string-types.html" office:target-frame-name="mysql_doc" xlink:show="replace" text:style-name="Internet_20_link" text:visited-style-name="Visited_20_Internet_20_Link"><text:span text:style-name="T20">varchar</text:span></text:a><text:span text:style-name="T19"> </text:span><text:span text:style-name="T21">(</text:span><text:span text:style-name="T22">25</text:span><text:span text:style-name="T21">)</text:span><text:span text:style-name="T17">,</text:span><text:span text:style-name="T19"> </text:span><text:span text:style-name="T17">First_name</text:span><text:span text:style-name="T19"> </text:span><text:a xlink:type="simple" xlink:href="http://localhost/phpmyadmin/url.php?url=https://dev.mysql.com/doc/refman/5.5/en/string-types.html" office:target-frame-name="mysql_doc" xlink:show="replace" text:style-name="Internet_20_link" text:visited-style-name="Visited_20_Internet_20_Link"><text:span text:style-name="T20">varchar</text:span></text:a><text:span text:style-name="T21">(</text:span><text:span text:style-name="T22">25</text:span><text:span text:style-name="T21">)</text:span><text:span text:style-name="T19"> </text:span><text:span text:style-name="T21">)</text:span> </text:p>
      <text:p text:style-name="P10"><text:span text:style-name="T14">DESC</text:span><text:span text:style-name="T19"> </text:span><text:span text:style-name="T17">test_emp</text:span> </text:p>
      <text:p text:style-name="P10"/>
      <text:p text:style-name="Standard"><text:span text:style-name="T4">4. </text:span><text:span text:style-name="T8">Populate the TEST_EMP table with data from the EMP table. Include only columns that you</text:span></text:p>
      <text:p text:style-name="P10">need.</text:p>
      <text:p text:style-name="Standard"><text:soft-page-break/><text:span text:style-name="T4">5. </text:span><text:span text:style-name="T8">Modify the TEST_EMP table to allow for longer employee last names (length: 50). Confirm your</text:span></text:p>
      <text:p text:style-name="P10">modification.</text:p>
      <text:p text:style-name="Standard"><text:span text:style-name="T4">6. </text:span><text:span text:style-name="T8">Create the EMPLOYEES2 table based on the structure of the EMP table. Include only the</text:span></text:p>
      <text:p text:style-name="P10">EMPNO, ENAME, SAL, and DEPTNO columns. Name the columns in your new table ID,</text:p>
      <text:p text:style-name="P10">EMP_NAME, SALARY, and DEPT_ID, respectively.</text:p>
      <text:p text:style-name="Standard"><text:span text:style-name="T4">7. </text:span><text:span text:style-name="T8">Create a complete copy of the TEST_EMP table. Drop the TEST_EMP table</text:span><text:span text:style-name="T13">.</text:span></text:p>
      <text:p text:style-name="Standard"><text:span text:style-name="T4">8. </text:span><text:span text:style-name="T8">Rename the EMPLOYEES2 table as MY_EMP.</text:span></text:p>
      <text:p text:style-name="Standard"><text:span text:style-name="T4">9. </text:span><text:span text:style-name="T8">Drop the FIRST_NAME column from the TEST_EMP table. Confirm your modification by</text:span></text:p>
      <text:p text:style-name="P10">checking the description of the table.</text:p>
      <text:p text:style-name="Standard"><text:span text:style-name="T4">10. </text:span><text:span text:style-name="T8">Give yourself enough practice of altering tables by using all the options of the ALTER TABLE</text:span></text:p>
      <text:p text:style-name="P12">statement on the TEST_EMP, and TEST_DEPT tab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ospace" svg:font-family="monospace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-Bold" svg:font-family="Cambria-Bold" style:font-family-generic="roman" style:font-pitch="variable"/>
    <style:font-face style:name="Cambria-Italic" svg:font-family="Cambria-Italic" style:font-family-generic="roman" style:font-pitch="variable"/>
    <style:font-face style:name="CourierNewPS-BoldMT" svg:font-family="CourierNewPS-BoldMT" style:font-family-generic="roman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2T09:40:33.849000000</meta:creation-date>
    <dc:date>2020-09-03T09:23:09.705000000</dc:date>
    <meta:editing-duration>PT4H28M36S</meta:editing-duration>
    <meta:editing-cycles>7</meta:editing-cycles>
    <meta:generator>LibreOffice/6.4.6.2$Windows_X86_64 LibreOffice_project/0ce51a4fd21bff07a5c061082cc82c5ed232f115</meta:generator>
    <meta:document-statistic meta:table-count="2" meta:image-count="0" meta:object-count="0" meta:page-count="3" meta:paragraph-count="85" meta:word-count="654" meta:character-count="4443" meta:non-whitespace-character-count="3811"/>
  </office:meta>
</office:document-meta>
</file>